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11">
            <text:p>11,11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11">
            <text:p>11,11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4">
            <text:p>8,24</text:p>
          </table:table-cell>
          <table:table-cell office:value-type="float" office:value="21.88">
            <text:p>21,88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73">
            <text:p>5,73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8">
            <text:p>5,38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02">
            <text:p>5,02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9">
            <text:p>1,79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15">
            <text:p>2,15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9">
            <text:p>1,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43">
            <text:p>1,43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43">
            <text:p>1,43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6">
            <text:p>0,36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6">
            <text:p>0,36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0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09:09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1.11">
                <text:p text:id="Hoja1.B2:Hoja1.B101">11.11</text:p>
              </table:table-cell>
              <table:table-cell office:value-type="float" office:value="15.62">
                <text:p text:id="Hoja1.C2:Hoja1.C101">15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1">
                <text:p>11.11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4">
                <text:p>8.24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3">
                <text:p>5.7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8">
                <text:p>5.3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">
                <text:p>5.0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9">
                <text:p>1.7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5">
                <text:p>2.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">
                <text:p>1.7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3">
                <text:p>1.4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">
                <text:p>1.4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">
                <text:p>0.3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">
                <text:p>0.36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